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147b" officeooo:paragraph-rsid="0013147b"/>
    </style:style>
    <style:style style:name="P2" style:family="paragraph" style:parent-style-name="Standard">
      <style:text-properties officeooo:rsid="0014231c" officeooo:paragraph-rsid="001423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, 0, 1, 4, 3]</text:p>
      <text:p text:style-name="P1">[1, 1, 1, 0, 0]</text:p>
      <text:p text:style-name="P1"/>
      <text:p text:style-name="P1">cont=0</text:p>
      <text:p text:style-name="Standard"/>
      <text:p text:style-name="P1">Seja L a lista sorteada</text:p>
      <text:p text:style-name="P1">Seja n o tamanho da lista</text:p>
      <text:p text:style-name="P1">para i de 0 até n-1:</text:p>
      <text:p text:style-name="P1"><text:tab/>se L[i] = i então</text:p>
      <text:p text:style-name="P1"><text:tab/><text:tab/>escrever na tela 'refazer sorteio'</text:p>
      <text:p text:style-name="P1"><text:tab/>fimse</text:p>
      <text:p text:style-name="P1">fimpara</text:p>
      <text:p text:style-name="P1"/>
      <text:p text:style-name="P1"/>
      <text:p text:style-name="P2">for(i=1, j=6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9:45:07.244712429</meta:creation-date>
    <dc:date>2017-03-23T10:06:57.726312869</dc:date>
    <meta:editing-duration>PT6M40S</meta:editing-duration>
    <meta:editing-cycles>1</meta:editing-cycles>
    <meta:document-statistic meta:table-count="0" meta:image-count="0" meta:object-count="0" meta:page-count="1" meta:paragraph-count="11" meta:word-count="42" meta:character-count="185" meta:non-whitespace-character-count="150"/>
    <meta:generator>LibreOffice/4.2.8.2$Linux_X86_64 LibreOffice_project/420m0$Build-2</meta:generator>
  </office:meta>
</office:document-meta>
</file>